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7">
      <style:text-properties officeooo:paragraph-rsid="001de3c1"/>
    </style:style>
    <style:style style:name="P2" style:family="paragraph" style:parent-style-name="Standard" style:list-style-name="L7">
      <style:text-properties officeooo:paragraph-rsid="0025d5de"/>
    </style:style>
    <style:style style:name="P3" style:family="paragraph" style:parent-style-name="Standard">
      <style:text-properties style:font-name="Liberation Serif" fo:font-size="12pt" officeooo:rsid="000059f1" officeooo:paragraph-rsid="000059f1" style:font-size-asian="12pt" style:font-size-complex="12pt"/>
    </style:style>
    <style:style style:name="P4" style:family="paragraph" style:parent-style-name="Standard" style:list-style-name="L1">
      <style:text-properties style:font-name="Liberation Serif" fo:font-size="12pt" officeooo:rsid="000059f1" officeooo:paragraph-rsid="000059f1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2da72" officeooo:paragraph-rsid="0002da72" style:font-size-asian="12pt" style:font-size-complex="12pt"/>
    </style:style>
    <style:style style:name="P6" style:family="paragraph" style:parent-style-name="Standard" style:list-style-name="L2">
      <style:text-properties style:font-name="Liberation Serif" fo:font-size="12pt" officeooo:rsid="0002da72" officeooo:paragraph-rsid="0002da72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44e5f" officeooo:paragraph-rsid="00044e5f" style:font-size-asian="12pt" style:font-size-complex="12pt"/>
    </style:style>
    <style:style style:name="P8" style:family="paragraph" style:parent-style-name="Standard" style:list-style-name="L3">
      <style:text-properties style:font-name="Liberation Serif" fo:font-size="12pt" officeooo:rsid="00044e5f" officeooo:paragraph-rsid="0004db3e" style:font-size-asian="12pt" style:font-size-complex="12pt"/>
    </style:style>
    <style:style style:name="P9" style:family="paragraph" style:parent-style-name="Standard" style:list-style-name="L3">
      <style:text-properties style:font-name="Liberation Serif" fo:font-size="12pt" officeooo:rsid="00044e5f" officeooo:paragraph-rsid="0014c924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4db3e" officeooo:paragraph-rsid="0004db3e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0642e7" officeooo:paragraph-rsid="000642e7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0bfbf0" style:font-size-asian="12pt" style:font-size-complex="12pt"/>
    </style:style>
    <style:style style:name="P13" style:family="paragraph" style:parent-style-name="Standard" style:list-style-name="L5">
      <style:text-properties style:font-name="Liberation Serif" fo:font-size="12pt" officeooo:rsid="000bfbf0" officeooo:paragraph-rsid="000bfbf0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0bfbf0" officeooo:paragraph-rsid="000bfbf0" style:font-size-asian="12pt" style:font-size-complex="12pt"/>
    </style:style>
    <style:style style:name="P15" style:family="paragraph" style:parent-style-name="Standard" style:list-style-name="L5">
      <style:text-properties style:font-name="Liberation Serif" fo:font-size="12pt" officeooo:rsid="000c428f" officeooo:paragraph-rsid="000c428f" style:font-size-asian="12pt" style:font-size-complex="12pt"/>
    </style:style>
    <style:style style:name="P16" style:family="paragraph" style:parent-style-name="Standard" style:list-style-name="L5">
      <style:text-properties style:font-name="Liberation Serif" fo:font-size="12pt" officeooo:paragraph-rsid="000d7ec3" style:font-size-asian="12pt" style:font-size-complex="12pt"/>
    </style:style>
    <style:style style:name="P17" style:family="paragraph" style:parent-style-name="Standard">
      <style:text-properties style:font-name="Liberation Serif" fo:font-size="12pt" officeooo:paragraph-rsid="000be431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0294f" officeooo:paragraph-rsid="0010294f" style:font-size-asian="12pt" style:font-size-complex="12pt"/>
    </style:style>
    <style:style style:name="P19" style:family="paragraph" style:parent-style-name="Standard" style:list-style-name="L6">
      <style:text-properties style:font-name="Liberation Serif" fo:font-size="12pt" officeooo:rsid="0010294f" officeooo:paragraph-rsid="0010294f" style:font-size-asian="12pt" style:font-size-complex="12pt"/>
    </style:style>
    <style:style style:name="P20" style:family="paragraph" style:parent-style-name="Standard" style:list-style-name="L6">
      <style:text-properties style:font-name="Liberation Serif" fo:font-size="12pt" officeooo:rsid="000ed269" officeooo:paragraph-rsid="001c6b4a" style:font-size-asian="12pt" style:font-size-complex="12pt"/>
    </style:style>
    <style:style style:name="P21" style:family="paragraph" style:parent-style-name="Standard" style:list-style-name="L6">
      <style:text-properties style:font-name="Liberation Serif" fo:font-size="12pt" officeooo:rsid="000ed269" officeooo:paragraph-rsid="000ed269" style:font-size-asian="12pt" style:font-size-complex="12pt"/>
    </style:style>
    <style:style style:name="P22" style:family="paragraph" style:parent-style-name="Standard" style:list-style-name="L6">
      <style:text-properties style:font-name="Liberation Serif" fo:font-size="12pt" officeooo:rsid="000ed269" officeooo:paragraph-rsid="0010294f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0ed269" officeooo:paragraph-rsid="000ed269" style:font-size-asian="12pt" style:font-size-complex="12pt"/>
    </style:style>
    <style:style style:name="P24" style:family="paragraph" style:parent-style-name="Standard" style:list-style-name="L6">
      <style:text-properties style:font-name="Liberation Serif" fo:font-size="12pt" officeooo:rsid="001c6b4a" officeooo:paragraph-rsid="001c6b4a" style:font-size-asian="12pt" style:font-size-complex="12pt"/>
    </style:style>
    <style:style style:name="P25" style:family="paragraph" style:parent-style-name="Standard" style:list-style-name="L7">
      <style:text-properties style:font-name="Liberation Serif" fo:font-size="12pt" officeooo:rsid="001c6b4a" officeooo:paragraph-rsid="001c6b4a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1c6b4a" officeooo:paragraph-rsid="001c6b4a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11764f" officeooo:paragraph-rsid="0011764f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11764f" officeooo:paragraph-rsid="0012d6e7" style:font-size-asian="12pt" style:font-size-complex="12pt"/>
    </style:style>
    <style:style style:name="P29" style:family="paragraph" style:parent-style-name="Standard" style:list-style-name="L7">
      <style:text-properties style:font-name="Liberation Serif" fo:font-size="12pt" officeooo:paragraph-rsid="001de3c1" style:font-size-asian="12pt" style:font-size-complex="12pt"/>
    </style:style>
    <style:style style:name="P30" style:family="paragraph" style:parent-style-name="Standard" style:list-style-name="L7">
      <style:text-properties style:font-name="Liberation Serif" fo:font-size="12pt" officeooo:paragraph-rsid="0021af79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1de3c1" officeooo:paragraph-rsid="001de3c1" style:font-size-asian="12pt" style:font-size-complex="12pt"/>
    </style:style>
    <style:style style:name="P32" style:family="paragraph" style:parent-style-name="Standard">
      <style:text-properties style:font-name="Liberation Serif" fo:font-size="12pt" officeooo:paragraph-rsid="001de3c1" style:font-size-asian="12pt" style:font-size-complex="12pt"/>
    </style:style>
    <style:style style:name="P33" style:family="paragraph" style:parent-style-name="Standard" style:list-style-name="L7">
      <style:text-properties style:font-name="Liberation Serif" fo:font-size="12pt" officeooo:rsid="00233ba9" officeooo:paragraph-rsid="00233ba9" style:font-size-asian="12pt" style:font-size-complex="12pt"/>
    </style:style>
    <style:style style:name="P34" style:family="paragraph" style:parent-style-name="Standard">
      <style:text-properties style:font-name="Liberation Serif" fo:font-size="12pt" fo:font-weight="bold" officeooo:rsid="0012d6e7" officeooo:paragraph-rsid="0012d6e7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Liberation Serif" fo:font-size="12pt" fo:font-weight="bold" officeooo:rsid="0012d6e7" officeooo:paragraph-rsid="001a4b3e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Liberation Serif" fo:font-size="12pt" fo:font-weight="bold" officeooo:rsid="00296ee9" officeooo:paragraph-rsid="00296ee9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size="12pt" fo:font-weight="bold" officeooo:rsid="003f948b" officeooo:paragraph-rsid="003f948b" style:font-size-asian="12pt" style:font-weight-asian="bold" style:font-size-complex="12pt" style:font-weight-complex="bold"/>
    </style:style>
    <style:style style:name="P38" style:family="paragraph" style:parent-style-name="Standard" style:list-style-name="L6">
      <style:text-properties style:font-name="Liberation Serif" fo:font-size="12pt" fo:font-weight="normal" officeooo:rsid="000ed269" officeooo:paragraph-rsid="0012d6e7" style:font-size-asian="12pt" style:font-weight-asian="normal" style:font-size-complex="12pt" style:font-weight-complex="normal"/>
    </style:style>
    <style:style style:name="P39" style:family="paragraph" style:parent-style-name="Standard" style:list-style-name="L6">
      <style:text-properties style:font-name="Liberation Serif" fo:font-size="12pt" fo:font-weight="normal" officeooo:rsid="0012d6e7" officeooo:paragraph-rsid="0012d6e7" style:font-size-asian="12pt" style:font-weight-asian="normal" style:font-size-complex="12pt" style:font-weight-complex="normal"/>
    </style:style>
    <style:style style:name="P40" style:family="paragraph" style:parent-style-name="Standard" style:list-style-name="L6">
      <style:text-properties style:font-name="Liberation Serif" fo:font-size="12pt" fo:font-weight="normal" officeooo:rsid="0014c924" officeooo:paragraph-rsid="0014c924" style:font-size-asian="12pt" style:font-weight-asian="normal" style:font-size-complex="12pt" style:font-weight-complex="normal"/>
    </style:style>
    <style:style style:name="P41" style:family="paragraph" style:parent-style-name="Standard" style:list-style-name="L6">
      <style:text-properties style:font-name="Liberation Serif" fo:font-size="12pt" fo:font-weight="normal" officeooo:rsid="00167a25" officeooo:paragraph-rsid="00167a25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normal" officeooo:rsid="00167a25" officeooo:paragraph-rsid="00167a25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01ac132" officeooo:paragraph-rsid="001c6b4a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281c50" officeooo:paragraph-rsid="00281c50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296ee9" officeooo:paragraph-rsid="00296ee9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rsid="002da5c6" officeooo:paragraph-rsid="002da5c6" style:font-size-asian="12pt" style:font-weight-asian="normal" style:font-size-complex="12pt" style:font-weight-complex="normal"/>
    </style:style>
    <style:style style:name="P47" style:family="paragraph" style:parent-style-name="Standard" style:list-style-name="L8">
      <style:text-properties style:font-name="Liberation Serif" fo:font-size="12pt" fo:font-weight="normal" officeooo:rsid="0032935c" officeooo:paragraph-rsid="0032935c" style:font-size-asian="12pt" style:font-weight-asian="normal" style:font-size-complex="12pt" style:font-weight-complex="normal"/>
    </style:style>
    <style:style style:name="P48" style:family="paragraph" style:parent-style-name="Standard" style:list-style-name="L9">
      <style:text-properties style:font-name="Liberation Serif" fo:font-size="12pt" fo:font-weight="normal" officeooo:rsid="0032935c" officeooo:paragraph-rsid="0032935c" style:font-size-asian="12pt" style:font-weight-asian="normal" style:font-size-complex="12pt" style:font-weight-complex="normal"/>
    </style:style>
    <style:style style:name="P49" style:family="paragraph" style:parent-style-name="Standard" style:list-style-name="L12">
      <style:text-properties style:font-name="Liberation Serif" fo:font-size="12pt" fo:font-weight="normal" officeooo:rsid="0032935c" officeooo:paragraph-rsid="00389793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12pt" fo:font-weight="normal" officeooo:rsid="0032935c" officeooo:paragraph-rsid="00389793" style:font-size-asian="12pt" style:font-weight-asian="normal" style:font-size-complex="12pt" style:font-weight-complex="normal"/>
    </style:style>
    <style:style style:name="P51" style:family="paragraph" style:parent-style-name="Standard" style:list-style-name="L13">
      <style:text-properties style:font-name="Liberation Serif" fo:font-size="12pt" fo:font-weight="normal" officeooo:rsid="0032935c" officeooo:paragraph-rsid="003c71f8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Liberation Serif" fo:font-size="12pt" fo:font-weight="normal" officeooo:rsid="0032935c" officeooo:paragraph-rsid="003c71f8" style:font-size-asian="12pt" style:font-weight-asian="normal" style:font-size-complex="12pt" style:font-weight-complex="normal"/>
    </style:style>
    <style:style style:name="P53" style:family="paragraph" style:parent-style-name="Standard" style:list-style-name="L10">
      <style:text-properties style:font-name="Liberation Serif" fo:font-size="12pt" fo:font-weight="normal" officeooo:rsid="00348481" officeooo:paragraph-rsid="00348481" style:font-size-asian="12pt" style:font-weight-asian="normal" style:font-size-complex="12pt" style:font-weight-complex="normal"/>
    </style:style>
    <style:style style:name="P54" style:family="paragraph" style:parent-style-name="Standard" style:list-style-name="L10">
      <style:text-properties style:font-name="Liberation Serif" fo:font-size="12pt" fo:font-weight="normal" officeooo:rsid="0034e7bd" officeooo:paragraph-rsid="0034e7bd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Serif" fo:font-size="12pt" fo:font-weight="normal" officeooo:rsid="0035babe" officeooo:paragraph-rsid="0035babe" style:font-size-asian="12pt" style:font-weight-asian="normal" style:font-size-complex="12pt" style:font-weight-complex="normal"/>
    </style:style>
    <style:style style:name="P56" style:family="paragraph" style:parent-style-name="Standard" style:list-style-name="L12">
      <style:text-properties style:font-name="Liberation Serif" fo:font-size="12pt" fo:font-weight="normal" officeooo:rsid="00389793" officeooo:paragraph-rsid="00389793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" fo:font-size="12pt" fo:font-weight="normal" officeooo:rsid="00389793" officeooo:paragraph-rsid="00389793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" fo:font-size="12pt" fo:font-weight="normal" officeooo:rsid="003b0ac2" officeooo:paragraph-rsid="003b0ac2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" fo:font-size="12pt" fo:font-weight="normal" officeooo:rsid="003c71f8" officeooo:paragraph-rsid="003c71f8" style:font-size-asian="12pt" style:font-weight-asian="normal" style:font-size-complex="12pt" style:font-weight-complex="normal"/>
    </style:style>
    <style:style style:name="P60" style:family="paragraph" style:parent-style-name="Standard" style:list-style-name="L13">
      <style:text-properties style:font-name="Liberation Serif" fo:font-size="12pt" fo:font-weight="normal" officeooo:rsid="003c71f8" officeooo:paragraph-rsid="003c71f8" style:font-size-asian="12pt" style:font-weight-asian="normal" style:font-size-complex="12pt" style:font-weight-complex="normal"/>
    </style:style>
    <style:style style:name="P61" style:family="paragraph" style:parent-style-name="Standard" style:list-style-name="L13">
      <style:text-properties style:font-name="Liberation Serif" fo:font-size="12pt" fo:font-weight="normal" officeooo:rsid="003e425c" officeooo:paragraph-rsid="003e425c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" fo:font-size="12pt" fo:font-style="italic" fo:font-weight="normal" officeooo:rsid="003b0ac2" officeooo:paragraph-rsid="003b0ac2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 style:list-style-name="L11">
      <style:text-properties officeooo:paragraph-rsid="0036fc54"/>
    </style:style>
    <style:style style:name="P64" style:family="paragraph" style:parent-style-name="Standard">
      <style:paragraph-properties fo:background-color="#009999">
        <style:background-image/>
      </style:paragraph-properties>
      <style:text-properties fo:color="#ffffff" style:font-name="Liberation Serif" fo:font-size="12pt" fo:font-weight="bold" officeooo:rsid="0010294f" officeooo:paragraph-rsid="0010294f" style:font-size-asian="12pt" style:font-weight-asian="bold" style:font-size-complex="12pt" style:font-weight-complex="bold"/>
    </style:style>
    <style:style style:name="P65" style:family="paragraph" style:parent-style-name="Standard">
      <style:paragraph-properties fo:background-color="#009999">
        <style:background-image/>
      </style:paragraph-properties>
      <style:text-properties fo:color="#ffffff" style:font-name="Liberation Serif" fo:font-size="12pt" fo:font-weight="bold" officeooo:rsid="0012d6e7" officeooo:paragraph-rsid="0017fb72" style:font-size-asian="12pt" style:font-weight-asian="bold" style:font-size-complex="12pt" style:font-weight-complex="bold"/>
    </style:style>
    <style:style style:name="P66" style:family="paragraph" style:parent-style-name="Standard">
      <style:paragraph-properties fo:background-color="#009999">
        <style:background-image/>
      </style:paragraph-properties>
      <style:text-properties fo:color="#ffffff" style:font-name="Liberation Serif" fo:font-size="12pt" fo:font-weight="bold" officeooo:rsid="00281c50" officeooo:paragraph-rsid="00281c50" style:font-size-asian="12pt" style:font-weight-asian="bold" style:font-size-complex="12pt" style:font-weight-complex="bold"/>
    </style:style>
    <style:style style:name="P67" style:family="paragraph" style:parent-style-name="Standard">
      <style:paragraph-properties fo:background-color="#009999">
        <style:background-image/>
      </style:paragraph-properties>
      <style:text-properties fo:color="#ffffff" style:font-name="Liberation Serif" fo:font-size="12pt" fo:font-weight="bold" officeooo:rsid="00296ee9" officeooo:paragraph-rsid="00296ee9" style:font-size-asian="12pt" style:font-weight-asian="bold" style:font-size-complex="12pt" style:font-weight-complex="bold"/>
    </style:style>
    <style:style style:name="P68" style:family="paragraph" style:parent-style-name="Standard">
      <style:paragraph-properties fo:background-color="#009999">
        <style:background-image/>
      </style:paragraph-properties>
      <style:text-properties style:font-name="Liberation Serif" fo:font-size="12pt" officeooo:rsid="0012d6e7" officeooo:paragraph-rsid="001a4b3e" style:font-size-asian="12pt" style:font-size-complex="12pt"/>
    </style:style>
    <style:style style:name="P69" style:family="paragraph" style:parent-style-name="Standard">
      <style:paragraph-properties fo:background-color="#009999">
        <style:background-image/>
      </style:paragraph-properties>
      <style:text-properties style:font-name="Liberation Serif" fo:font-size="12pt" fo:font-weight="bold" officeooo:rsid="00296ee9" officeooo:paragraph-rsid="00296ee9" style:font-size-asian="12pt" style:font-weight-asian="bold" style:font-size-complex="12pt" style:font-weight-complex="bold"/>
    </style:style>
    <style:style style:name="P70" style:family="paragraph" style:parent-style-name="Standard">
      <style:paragraph-properties fo:background-color="#cc9900">
        <style:background-image/>
      </style:paragraph-properties>
      <style:text-properties fo:color="#ffffff" style:font-name="Liberation Serif" fo:font-size="12pt" fo:font-weight="bold" officeooo:rsid="000059f1" officeooo:paragraph-rsid="000059f1" style:font-size-asian="12pt" style:font-weight-asian="bold" style:font-size-complex="12pt" style:font-weight-complex="bold"/>
    </style:style>
    <style:style style:name="P71" style:family="paragraph" style:parent-style-name="Standard">
      <style:paragraph-properties fo:background-color="#cc9900">
        <style:background-image/>
      </style:paragraph-properties>
      <style:text-properties fo:color="#ffffff" style:font-name="Liberation Serif" fo:font-size="12pt" fo:font-weight="bold" officeooo:rsid="000642e7" officeooo:paragraph-rsid="0014c924" style:font-size-asian="12pt" style:font-weight-asian="bold" style:font-size-complex="12pt" style:font-weight-complex="bold"/>
    </style:style>
    <style:style style:name="P72" style:family="paragraph" style:parent-style-name="Standard">
      <style:paragraph-properties fo:background-color="#ff3300">
        <style:background-image/>
      </style:paragraph-properties>
      <style:text-properties fo:color="#ffffff" style:font-name="Liberation Serif" fo:font-size="12pt" fo:font-weight="bold" officeooo:rsid="003f948b" officeooo:paragraph-rsid="003f948b" style:font-size-asian="12pt" style:font-weight-asian="bold" style:font-size-complex="12pt" style:font-weight-complex="bold"/>
    </style:style>
    <style:style style:name="T1" style:family="text">
      <style:text-properties officeooo:rsid="0004db3e"/>
    </style:style>
    <style:style style:name="T2" style:family="text">
      <style:text-properties officeooo:rsid="000642e7"/>
    </style:style>
    <style:style style:name="T3" style:family="text">
      <style:text-properties officeooo:rsid="0007e5d4"/>
    </style:style>
    <style:style style:name="T4" style:family="text">
      <style:text-properties officeooo:rsid="000bfbf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db3e" style:font-weight-asian="bold" style:font-weight-complex="bold"/>
    </style:style>
    <style:style style:name="T7" style:family="text">
      <style:text-properties fo:font-weight="bold" officeooo:rsid="0014c924" style:font-weight-asian="bold" style:font-weight-complex="bold"/>
    </style:style>
    <style:style style:name="T8" style:family="text">
      <style:text-properties fo:font-weight="bold" officeooo:rsid="0005caf4" style:font-weight-asian="bold" style:font-weight-complex="bold"/>
    </style:style>
    <style:style style:name="T9" style:family="text">
      <style:text-properties fo:font-weight="bold" officeooo:rsid="000642e7" style:font-weight-asian="bold" style:font-weight-complex="bold"/>
    </style:style>
    <style:style style:name="T10" style:family="text">
      <style:text-properties fo:font-weight="bold" officeooo:rsid="0007e5d4" style:font-weight-asian="bold" style:font-weight-complex="bold"/>
    </style:style>
    <style:style style:name="T11" style:family="text">
      <style:text-properties fo:font-weight="bold" officeooo:rsid="002c35b0" style:font-weight-asian="bold" style:font-weight-complex="bold"/>
    </style:style>
    <style:style style:name="T12" style:family="text">
      <style:text-properties fo:font-weight="bold" officeooo:rsid="00389793" style:font-weight-asian="bold" style:font-weight-complex="bold"/>
    </style:style>
    <style:style style:name="T13" style:family="text">
      <style:text-properties fo:font-weight="bold" officeooo:rsid="000af4cf" style:font-name-asian="Liberation Serif1" style:font-weight-asian="bold" style:font-name-complex="Liberation Serif1" style:font-weight-complex="bold"/>
    </style:style>
    <style:style style:name="T14" style:family="text">
      <style:text-properties fo:font-weight="bold" style:font-name-asian="Droid Sans Fallback" style:font-weight-asian="bold" style:font-name-complex="FreeSans" style:font-weight-complex="bold"/>
    </style:style>
    <style:style style:name="T15" style:family="text">
      <style:text-properties fo:font-weight="bold" officeooo:rsid="000af4cf" style:font-name-asian="Droid Sans Fallback" style:font-weight-asian="bold" style:font-name-complex="FreeSans" style:font-weight-complex="bold"/>
    </style:style>
    <style:style style:name="T16" style:family="text">
      <style:text-properties fo:font-weight="bold" officeooo:rsid="000be431" style:font-name-asian="Droid Sans Fallback" style:font-weight-asian="bold" style:font-name-complex="FreeSans" style:font-weight-complex="bold"/>
    </style:style>
    <style:style style:name="T17" style:family="text">
      <style:text-properties fo:font-weight="bold" officeooo:rsid="000d7ec3" style:font-name-asian="Droid Sans Fallback" style:font-weight-asian="bold" style:font-name-complex="FreeSans" style:font-weight-complex="bold"/>
    </style:style>
    <style:style style:name="T18" style:family="text">
      <style:text-properties fo:font-weight="bold" officeooo:rsid="000ed269" style:font-name-asian="Droid Sans Fallback" style:font-weight-asian="bold" style:font-name-complex="FreeSans" style:font-weight-complex="bold"/>
    </style:style>
    <style:style style:name="T19" style:family="text">
      <style:text-properties fo:font-weight="bold" officeooo:rsid="00167a25" style:font-name-asian="Droid Sans Fallback" style:font-weight-asian="bold" style:font-name-complex="FreeSans" style:font-weight-complex="bold"/>
    </style:style>
    <style:style style:name="T20" style:family="text">
      <style:text-properties fo:font-weight="bold" officeooo:rsid="001c6b4a" style:font-name-asian="Droid Sans Fallback" style:font-weight-asian="bold" style:font-name-complex="FreeSans" style:font-weight-complex="bold"/>
    </style:style>
    <style:style style:name="T21" style:family="text">
      <style:text-properties fo:font-weight="bold" officeooo:rsid="001de3c1" style:font-name-asian="Droid Sans Fallback" style:font-weight-asian="bold" style:font-name-complex="FreeSans" style:font-weight-complex="bold"/>
    </style:style>
    <style:style style:name="T22" style:family="text">
      <style:text-properties fo:font-weight="bold" officeooo:rsid="0021af79" style:font-name-asian="Droid Sans Fallback" style:font-weight-asian="bold" style:font-name-complex="FreeSans" style:font-weight-complex="bold"/>
    </style:style>
    <style:style style:name="T23" style:family="text">
      <style:text-properties fo:font-weight="bold" officeooo:rsid="0021fb7b" style:font-name-asian="Droid Sans Fallback" style:font-weight-asian="bold" style:font-name-complex="FreeSans" style:font-weight-complex="bold"/>
    </style:style>
    <style:style style:name="T24" style:family="text">
      <style:text-properties fo:font-weight="bold" officeooo:rsid="0024f367" style:font-name-asian="Droid Sans Fallback" style:font-weight-asian="bold" style:font-name-complex="FreeSans" style:font-weight-complex="bold"/>
    </style:style>
    <style:style style:name="T25" style:family="text">
      <style:text-properties fo:font-weight="normal" style:font-name-asian="Droid Sans Fallback" style:font-weight-asian="normal" style:font-name-complex="FreeSans" style:font-weight-complex="normal"/>
    </style:style>
    <style:style style:name="T26" style:family="text">
      <style:text-properties fo:font-weight="normal" officeooo:rsid="001c6b4a" style:font-name-asian="Droid Sans Fallback" style:font-weight-asian="normal" style:font-name-complex="FreeSans" style:font-weight-complex="normal"/>
    </style:style>
    <style:style style:name="T27" style:family="text">
      <style:text-properties fo:font-weight="normal" officeooo:rsid="001de3c1" style:font-name-asian="Droid Sans Fallback" style:font-weight-asian="normal" style:font-name-complex="FreeSans" style:font-weight-complex="normal"/>
    </style:style>
    <style:style style:name="T28" style:family="text">
      <style:text-properties fo:font-weight="normal" officeooo:rsid="0021af79" style:font-name-asian="Droid Sans Fallback" style:font-weight-asian="normal" style:font-name-complex="FreeSans" style:font-weight-complex="normal"/>
    </style:style>
    <style:style style:name="T29" style:family="text">
      <style:text-properties fo:color="#ffffff"/>
    </style:style>
    <style:style style:name="T30" style:family="text">
      <style:text-properties fo:color="#ffffff" fo:font-weight="bold" style:font-name-asian="Droid Sans Fallback" style:font-weight-asian="bold" style:font-name-complex="FreeSans" style:font-weight-complex="bold"/>
    </style:style>
    <style:style style:name="T31" style:family="text">
      <style:text-properties fo:color="#ffffff" fo:font-weight="bold" officeooo:rsid="001a4b3e" style:font-name-asian="Droid Sans Fallback" style:font-weight-asian="bold" style:font-name-complex="FreeSans" style:font-weight-complex="bold"/>
    </style:style>
    <style:style style:name="T32" style:family="text">
      <style:text-properties style:font-name-asian="Droid Sans Fallback" style:font-name-complex="FreeSans"/>
    </style:style>
    <style:style style:name="T33" style:family="text">
      <style:text-properties officeooo:rsid="000af4cf" style:font-name-asian="Droid Sans Fallback" style:font-name-complex="FreeSans"/>
    </style:style>
    <style:style style:name="T34" style:family="text">
      <style:text-properties officeooo:rsid="000c428f" style:font-name-asian="Droid Sans Fallback" style:font-name-complex="FreeSans"/>
    </style:style>
    <style:style style:name="T35" style:family="text">
      <style:text-properties officeooo:rsid="000be431" style:font-name-asian="Droid Sans Fallback" style:font-name-complex="FreeSans"/>
    </style:style>
    <style:style style:name="T36" style:family="text">
      <style:text-properties officeooo:rsid="001c6b4a" style:font-name-asian="Droid Sans Fallback" style:font-name-complex="FreeSans"/>
    </style:style>
    <style:style style:name="T37" style:family="text">
      <style:text-properties officeooo:rsid="00114bba" style:font-name-asian="Droid Sans Fallback" style:font-name-complex="FreeSans"/>
    </style:style>
    <style:style style:name="T38" style:family="text">
      <style:text-properties style:font-name="Liberation Serif" fo:font-size="12pt" style:font-size-asian="12pt" style:font-size-complex="12pt"/>
    </style:style>
    <style:style style:name="T39" style:family="text">
      <style:text-properties style:font-name="Liberation Serif" fo:font-size="12pt" officeooo:rsid="001de3c1" style:font-size-asian="12pt" style:font-size-complex="12pt"/>
    </style:style>
    <style:style style:name="T40" style:family="text">
      <style:text-properties style:font-name="Liberation Serif" fo:font-size="12pt" fo:font-weight="bold" officeooo:rsid="001de3c1" style:font-size-asian="12pt" style:font-weight-asian="bold" style:font-size-complex="12pt" style:font-weight-complex="bold"/>
    </style:style>
    <style:style style:name="T41" style:family="text">
      <style:text-properties style:font-name="Liberation Serif" fo:font-size="12pt" fo:font-weight="bold" officeooo:rsid="002c35b0" style:font-size-asian="12pt" style:font-weight-asian="bold" style:font-size-complex="12pt" style:font-weight-complex="bold"/>
    </style:style>
    <style:style style:name="T42" style:family="text">
      <style:text-properties style:font-name="Liberation Serif" fo:font-size="12pt" fo:font-weight="bold" officeooo:rsid="0025d5de" style:font-name-asian="Droid Sans Fallback" style:font-size-asian="12pt" style:font-weight-asian="bold" style:font-name-complex="FreeSans" style:font-size-complex="12pt" style:font-weight-complex="bold"/>
    </style:style>
    <style:style style:name="T43" style:family="text">
      <style:text-properties style:font-name="Liberation Serif" fo:font-size="12pt" fo:font-weight="normal" officeooo:rsid="0025d5de" style:font-name-asian="Droid Sans Fallback" style:font-size-asian="12pt" style:font-weight-asian="normal" style:font-name-complex="FreeSans" style:font-size-complex="12pt" style:font-weight-complex="normal"/>
    </style:style>
    <style:style style:name="T44" style:family="text">
      <style:text-properties style:font-name="Liberation Serif" fo:font-size="12pt" fo:font-weight="normal" officeooo:rsid="002c35b0" style:font-size-asian="12pt" style:font-weight-asian="normal" style:font-size-complex="12pt" style:font-weight-complex="normal"/>
    </style:style>
    <style:style style:name="T45" style:family="text">
      <style:text-properties style:font-name="Liberation Serif" fo:font-size="12pt" fo:font-weight="normal" officeooo:rsid="0031e24a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2pt" fo:font-weight="normal" officeooo:rsid="002f6852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2pt" fo:font-weight="normal" officeooo:rsid="0036fc54" style:font-size-asian="12pt" style:font-weight-asian="normal" style:font-size-complex="12pt" style:font-weight-complex="normal"/>
    </style:style>
    <style:style style:name="T48" style:family="text">
      <style:text-properties officeooo:rsid="00389793"/>
    </style:style>
    <style:style style:name="T49" style:family="text">
      <style:text-properties officeooo:rsid="003c71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tab/>Monthly means of daily mean temperature</text:p>
      <text:p text:style-name="P3"/>
      <text:p text:style-name="P3"><text:span text:style-name="T5">ERA-Interim</text:span> :<text:span text:style-name="T5"> 6-hourly</text:span> synoptic data</text:p>
      <text:p text:style-name="P3"/>
      <text:p text:style-name="P3">For each grid cell :</text:p>
      <text:list xml:id="list8750871753466328030" text:style-name="L1">
        <text:list-item>
          <text:p text:style-name="P4">Temperture lapse rates for pressure levels from 1000 to 3000 h Pa<text:tab/><text:tab/><text:tab/><text:span text:style-name="T6">Г</text:span></text:p>
        </text:list-item>
        <text:list-item>
          <text:p text:style-name="P4">with linear regression</text:p>
        </text:list-item>
      </text:list>
      <text:p text:style-name="P5">Between grid cells :</text:p>
      <text:list xml:id="list2743826698453552753" text:style-name="L2">
        <text:list-item>
          <text:p text:style-name="P6">Interpolation of temperature to sea level <text:tab/><text:tab/><text:tab/><text:tab/><text:tab/><text:tab/><text:span text:style-name="T6">t0</text:span></text:p>
        </text:list-item>
        <text:list-item>
          <text:p text:style-name="P6">using the derived lapse rates</text:p>
        </text:list-item>
      </text:list>
      <text:p text:style-name="P7">Between grid cells :</text:p>
      <text:list xml:id="list941872516325474147" text:style-name="L3">
        <text:list-item>
          <text:p text:style-name="P8">Interpolation of <text:span text:style-name="T4">mean monthly temperature</text:span><text:tab/><text:tab/><text:tab/><text:tab/><text:tab/><text:span text:style-name="T6">t = </text:span><text:span text:style-name="T7">t0 + </text:span><text:span text:style-name="T6">Г * elev</text:span></text:p>
        </text:list-item>
        <text:list-item>
          <text:p text:style-name="P8">with B-spline interpolation</text:p>
        </text:list-item>
        <text:list-item>
          <text:p text:style-name="P9"><text:span text:style-name="T1">and projection on the elevational surface of the DEM<text:tab/></text:span><text:span text:style-name="T6">elev (</text:span><text:span text:style-name="T7">GMTED2010 </text:span><text:span text:style-name="T8">30 arc sec)</text:span></text:p>
        </text:list-item>
      </text:list>
      <text:p text:style-name="P10"/>
      <text:p text:style-name="P10"/>
      <text:p text:style-name="P71"><text:tab/>Maximum and minimum temperatures</text:p>
      <text:p text:style-name="P11"/>
      <text:p text:style-name="P12"><text:span text:style-name="T9">ERA-interim</text:span><text:span text:style-name="T2"> : </text:span><text:span text:style-name="T10">3-hourly data</text:span><text:span text:style-name="T3"> of min/max temp since previous post processing data field</text:span></text:p>
      <text:p text:style-name="P12"><text:span text:style-name="T3"><text:tab/></text:span></text:p>
      <text:list xml:id="list3794138669077131547" text:style-name="L5">
        <text:list-item>
          <text:p text:style-name="P13"><text:span text:style-name="T33">I</text:span><text:span text:style-name="T32">nterpolation of min and max temperatures </text:span><text:span text:style-name="T34">(30 arc sec)</text:span><text:span text:style-name="T32"> from t</text:span></text:p>
        </text:list-item>
        <text:list-item>
          <text:p text:style-name="P13"><text:span text:style-name="T32">with B-spline interpolation</text:span></text:p>
        </text:list-item>
        <text:list-item>
          <text:p text:style-name="P15"><text:span text:style-name="T32">Respective differences between min and max temperatures <text:s text:c="9"/></text:span><text:span text:style-name="T13">∆</text:span><text:span text:style-name="T15">t_era_min / </text:span><text:span text:style-name="T13">∆</text:span><text:span text:style-name="T15">t_era_max</text:span></text:p>
        </text:list-item>
        <text:list-item>
          <text:p text:style-name="P16"><text:span text:style-name="T35">.<text:tab/><text:tab/><text:tab/><text:tab/><text:tab/><text:tab/><text:tab/><text:tab/><text:tab/></text:span><text:span text:style-name="T16">t_m</text:span><text:span text:style-name="T17">in</text:span><text:span text:style-name="T16"> = t + </text:span><text:span text:style-name="T13">∆</text:span><text:span text:style-name="T15">t_era_m</text:span><text:span text:style-name="T17">in</text:span><text:span text:style-name="T15"> </text:span><text:span text:style-name="T33"><text:line-break/><text:tab/><text:tab/><text:tab/><text:tab/><text:tab/><text:tab/><text:tab/><text:tab/><text:tab/></text:span><text:span text:style-name="T16">t_max = t + </text:span><text:span text:style-name="T13">∆</text:span><text:span text:style-name="T15">t_era_max </text:span></text:p>
        </text:list-item>
      </text:list>
      <text:p text:style-name="P17"/>
      <text:p text:style-name="P17"/>
      <text:p text:style-name="P17"/>
      <text:p text:style-name="P14"/>
      <text:p text:style-name="P64"><text:tab/>Wind effect correction</text:p>
      <text:p text:style-name="P18"/>
      <text:p text:style-name="P14"><text:span text:style-name="T16">E</text:span><text:span text:style-name="T14">RA-interim</text:span><text:span text:style-name="T32"> : </text:span><text:span text:style-name="T18">u-wind and v-wind components (10 m level)</text:span></text:p>
      <text:p text:style-name="P14"/>
      <text:list xml:id="list8738496100730968587" text:style-name="L6">
        <text:list-item>
          <text:p text:style-name="P20"><text:span text:style-name="T36">Interpolation to CHELSA grid resolution</text:span></text:p>
        </text:list-item>
        <text:list-item>
          <text:p text:style-name="P24"><text:span text:style-name="T36">w</text:span><text:span text:style-name="T32">ith B-spline interpolation</text:span></text:p>
        </text:list-item>
        <text:list-item>
          <text:p text:style-name="P20"><text:span text:style-name="T32">Projection to a world Mercator projection</text:span></text:p>
        </text:list-item>
        <text:list-item>
          <text:p text:style-name="P21"><text:span text:style-name="T32">and combined to a directional grid</text:span><text:span text:style-name="T36"> </text:span></text:p>
        </text:list-item>
      </text:list>
      <text:p text:style-name="P23"/>
      <text:p text:style-name="P27"><text:span text:style-name="T32">For each grid cell :</text:span></text:p>
      <text:list xml:id="list160457823700924" text:continue-numbering="true" text:style-name="L6">
        <text:list-item>
          <text:p text:style-name="P22"><text:span text:style-name="T32">Windward and leeward components<text:tab/><text:tab/><text:tab/><text:tab/><text:tab/><text:tab/> <text:s text:c="10"/></text:span><text:span text:style-name="T14">HW / HL</text:span></text:p>
        </text:list-item>
        <text:list-item>
          <text:p text:style-name="P19"><text:span text:style-name="T32">Final wind-effect parameter<text:tab/><text:tab/><text:tab/><text:tab/> <text:s text:c="5"/></text:span><text:span text:style-name="T14">H = HL * HW</text:span><text:span text:style-name="T32"> </text:span><text:span text:style-name="T37">(between 0.7 and 1.3)</text:span></text:p>
        </text:list-item>
      </text:list>
      <text:p text:style-name="P18"/>
      <text:p text:style-name="P18"/>
      <text:p text:style-name="P65"><text:span text:style-name="T37"><text:tab/>V</text:span><text:span text:style-name="T32">alley exposition correction</text:span></text:p>
      <text:p text:style-name="P34"/>
      <text:p text:style-name="P28"><text:span text:style-name="T32">For each grid cell :</text:span></text:p>
      <text:list xml:id="list160457755636069" text:continue-numbering="true" text:style-name="L6">
        <text:list-item>
          <text:p text:style-name="P38"><text:span text:style-name="T32">Windward and leeward components<text:tab/><text:tab/><text:tab/><text:tab/><text:tab/><text:tab/> <text:s text:c="10"/></text:span><text:span text:style-name="T14">HW / HL</text:span></text:p>
        </text:list-item>
        <text:list-item>
          <text:p text:style-name="P39"><text:span text:style-name="T32">with linear search distance of 300km in steps of 5° from 0° to 355°</text:span></text:p>
        </text:list-item>
        <text:list-item>
          <text:p text:style-name="P40"><text:span text:style-name="T32">Scale of HL towards higher elevations<text:tab/><text:tab/><text:tab/><text:tab/> <text:s text:c="9"/></text:span><text:span text:style-name="T14">E = HL ^ (elev / </text:span><text:span text:style-name="T19">c)</text:span></text:p>
        </text:list-item>
        <text:list-item>
          <text:p text:style-name="P41"><text:span text:style-name="T32">with constant </text:span><text:span text:style-name="T14">c = 9000 m</text:span></text:p>
        </text:list-item>
      </text:list>
      <text:p text:style-name="P42"/>
      <text:p text:style-name="P68"><text:soft-page-break/><text:span text:style-name="T31"><text:tab/>Boundary layer</text:span><text:span text:style-name="T30"> correction</text:span></text:p>
      <text:p text:style-name="P35"/>
      <text:p text:style-name="P43"><text:span text:style-name="T14">ERA-interim</text:span><text:span text:style-name="T32"> : </text:span></text:p>
      <text:p text:style-name="P43"/>
      <text:list xml:id="list6917908167270706922" text:style-name="L7">
        <text:list-item>
          <text:p text:style-name="P30"><text:span text:style-name="T26">Obtention of boundary layer height <text:tab/><text:tab/><text:tab/><text:tab/><text:tab/> <text:s text:c="9"/></text:span><text:span text:style-name="T20">B </text:span><text:span text:style-name="T22">= </text:span><text:span text:style-name="T23">Bera + elev + f</text:span><text:span text:style-name="T20"><text:line-break/></text:span><text:span text:style-name="T28">(height of the monthly means of daily mean boundary layer </text:span><text:span text:style-name="T22">Bera</text:span><text:span text:style-name="T28">)</text:span></text:p>
        </text:list-item>
        <text:list-item>
          <text:p text:style-name="P25"><text:span text:style-name="T25">with B-spline interpolation</text:span></text:p>
        </text:list-item>
        <text:list-item>
          <text:p text:style-name="P33"><text:span text:style-name="T25">with constant </text:span><text:span text:style-name="T14">f = 500 m</text:span></text:p>
        </text:list-item>
      </text:list>
      <text:p text:style-name="P26"/>
      <text:p text:style-name="P31">For each grid cell :</text:p>
      <text:list xml:id="list160459171174749" text:continue-numbering="true" text:style-name="L7">
        <text:list-item>
          <text:p text:style-name="P29"><text:span text:style-name="T27">Distance between a grid cell and B<text:tab/><text:tab/><text:tab/><text:tab/><text:tab/><text:tab/> <text:s text:c="6"/></text:span><text:span text:style-name="T21">d </text:span><text:span text:style-name="T24">= elev - B</text:span></text:p>
        </text:list-item>
      </text:list>
      <text:p text:style-name="P32"/>
      <text:list xml:id="list160459153292066" text:continue-numbering="true" text:style-name="L7">
        <text:list-item>
          <text:p text:style-name="P1"><text:span text:style-name="T39">Maximum </text:span><text:span text:style-name="T38">distance between </text:span><text:span text:style-name="T39">B a</text:span><text:span text:style-name="T38">nd all grid cells falling<text:tab/><text:tab/><text:tab/><text:tab/></text:span><text:span text:style-name="T40">dmax</text:span><text:span text:style-name="T38"><text:line-break/>within a respective 0.75° grid cel</text:span><text:span text:style-name="T39">l</text:span></text:p>
        </text:list-item>
      </text:list>
      <text:p text:style-name="P31"/>
      <text:list xml:id="list160458241498178" text:continue-numbering="true" text:style-name="L7">
        <text:list-item>
          <text:p text:style-name="P2"><text:span text:style-name="T43">Proportional distribution of H to all grid cells falling<text:tab/><text:tab/><text:tab/> <text:s text:c="4"/></text:span><text:span text:style-name="T42">HWB / HLB</text:span><text:span text:style-name="T43"><text:line-break/>within a respective 0.75° grid cell</text:span></text:p>
        </text:list-item>
      </text:list>
      <text:p text:style-name="P42"/>
      <text:p text:style-name="P42"/>
      <text:p text:style-name="P42"/>
      <text:p text:style-name="P66"><text:tab/>Monthly precipitation sums</text:p>
      <text:p text:style-name="P44"/>
      <text:p text:style-name="P44"><text:span text:style-name="T5">ERA-interim</text:span> : monthly means of daily forecast accumulations of total precipitation<text:tab/> <text:s text:c="3"/><text:span text:style-name="T11">Pera</text:span></text:p>
      <text:p text:style-name="P44"/>
      <text:p text:style-name="P44">monthly means at time 0:00, step 12 and time 12:00, step 12 * number of days in the month</text:p>
      <text:p text:style-name="P44"/>
      <text:p text:style-name="P44"/>
      <text:p text:style-name="P45"/>
      <text:p text:style-name="P69"><text:span text:style-name="T29"><text:tab/>Monthly bias correction</text:span></text:p>
      <text:p text:style-name="P45"/>
      <text:p text:style-name="P46"><text:span text:style-name="T5">GPCC </text:span>: monthly precipitation values <text:span text:style-name="T5">Pgpcc</text:span></text:p>
      <text:p text:style-name="P45"/>
      <text:list xml:id="list1374071409298569332" text:style-name="L11">
        <text:list-item>
          <text:p text:style-name="P63"><text:span text:style-name="T45">Monthly bias<text:tab/><text:tab/><text:tab/><text:tab/><text:tab/><text:tab/><text:tab/><text:tab/> <text:s text:c="7"/></text:span><text:span text:style-name="T41">Rm = Pgpcc / Pera</text:span></text:p>
        </text:list-item>
        <text:list-item>
          <text:p text:style-name="P63"><text:span text:style-name="T45">c</text:span><text:span text:style-name="T44">aused by ERA-interim parameterization</text:span></text:p>
        </text:list-item>
        <text:list-item>
          <text:p text:style-name="P63"><text:span text:style-name="T46">and excessive / insufficient precipitation of forecast algorithm for each month </text:span><text:span text:style-name="T47">(1</text:span><text:span text:style-name="T46">979-2013</text:span><text:span text:style-name="T47">)</text:span></text:p>
        </text:list-item>
      </text:list>
      <text:p text:style-name="P45"/>
      <text:list xml:id="list9089580355032491781" text:style-name="L9">
        <text:list-item>
          <text:p text:style-name="P48">Interpolation of gaps in Rm grid</text:p>
        </text:list-item>
        <text:list-item>
          <text:p text:style-name="P48">with multilevel B-spline interpolation with 14 errors levels to a 0.75° resolution</text:p>
        </text:list-item>
        <text:list-item>
          <text:p text:style-name="P48">to obtain of gap-free grid surface</text:p>
          <text:p text:style-name="P48"/>
        </text:list-item>
      </text:list>
      <text:list xml:id="list3722158668658983352" text:style-name="L8">
        <text:list-item>
          <text:p text:style-name="P47">Correction of monthly precipitation sums<text:tab/><text:tab/><text:tab/><text:tab/><text:tab/><text:span text:style-name="T5">Pm = Pera * Rm</text:span></text:p>
        </text:list-item>
        <text:list-item>
          <text:p text:style-name="P47">to obtain gap-free with gap-free bias correction surface Rm</text:p>
        </text:list-item>
      </text:list>
      <text:p text:style-name="P36"/>
      <text:p text:style-name="P36"/>
      <text:p text:style-name="P36"/>
      <text:p text:style-name="P67"><text:tab/>Monthly precipitation including orographic effects</text:p>
      <text:p text:style-name="P45"/>
      <text:list xml:id="list3011214911860857776" text:style-name="L10">
        <text:list-item>
          <text:p text:style-name="P53">Distribution of monthly precipitation sums<text:tab/><text:tab/><text:tab/><text:tab/><text:tab/><text:tab/><text:tab/><text:span text:style-name="T5">P</text:span></text:p>
        </text:list-item>
        <text:list-item>
          <text:p text:style-name="P53">with linear relationship<text:tab/><text:tab/><text:tab/><text:tab/><text:tab/><text:tab/><text:tab/><text:span text:style-name="T5">P = (H / Ĥ) * Pm</text:span></text:p>
        </text:list-item>
        <text:list-item>
          <text:p text:style-name="P54">with <text:span text:style-name="T5">Ĥ</text:span> the mean win effect</text:p>
        </text:list-item>
      </text:list>
      <text:p text:style-name="P45"/>
      <text:p text:style-name="P45"><text:soft-page-break/></text:p>
      <text:p text:style-name="P67"><text:tab/>Station bias correction</text:p>
      <text:p text:style-name="P45"/>
      <text:p text:style-name="P55"><text:span text:style-name="T5">GHCN, MeteoSwiss, DWD</text:span> : precipitation from a set of meteorological station <text:span text:style-name="T12">Pstation</text:span></text:p>
      <text:p text:style-name="P55"/>
      <text:list xml:id="list9212568936135813264" text:style-name="L12">
        <text:list-item>
          <text:p text:style-name="P56">Bias ratio <text:tab/><text:tab/><text:tab/><text:tab/><text:tab/><text:tab/><text:tab/><text:tab/><text:tab/> <text:s text:c="4"/><text:span text:style-name="T5">Pstation / P</text:span></text:p>
        </text:list-item>
      </text:list>
      <text:p text:style-name="P57"><text:span text:style-name="T5"/></text:p>
      <text:list xml:id="list160459265457246" text:continue-numbering="true" text:style-name="L12">
        <text:list-item>
          <text:p text:style-name="P49">Interpolation of <text:span text:style-name="T48">bias ratio</text:span></text:p>
        </text:list-item>
        <text:list-item>
          <text:p text:style-name="P49">with multilevel B-spline interpolation with 14 errors levels to a 0.<text:span text:style-name="T48">1</text:span>° resolution</text:p>
        </text:list-item>
        <text:list-item>
          <text:p text:style-name="P49">to obtain of gap-free grid surface</text:p>
        </text:list-item>
      </text:list>
      <text:p text:style-name="P45"/>
      <text:list xml:id="list160459016064799" text:continue-numbering="true" text:style-name="L12">
        <text:list-item>
          <text:p text:style-name="P49">Correction of monthly precipitation <text:span text:style-name="T48">sums</text:span><text:tab/><text:tab/><text:tab/><text:tab/><text:tab/><text:span text:style-name="T5">P = </text:span><text:span text:style-name="T12">P</text:span><text:span text:style-name="T5"> * </text:span><text:span text:style-name="T12">Bias ratio</text:span></text:p>
        </text:list-item>
      </text:list>
      <text:p text:style-name="P50"><text:span text:style-name="T12"/></text:p>
      <text:p text:style-name="P45"/>
      <text:p text:style-name="P67"><text:tab/>Climatologies</text:p>
      <text:p text:style-name="P45"/>
      <text:p text:style-name="P62">mean monthly sum of precipitation in the years 1979-2013 for each month</text:p>
      <text:p text:style-name="P58"/>
      <text:p text:style-name="P59">For each grid cell with station(s) :</text:p>
      <text:list xml:id="list7040819386751988544" text:style-name="L13">
        <text:list-item>
          <text:p text:style-name="P60">Bias between <text:span text:style-name="T5">annual accumulations</text:span> and <text:span text:style-name="T5">GPCC climatology</text:span></text:p>
          <text:p text:style-name="P60"/>
        </text:list-item>
        <text:list-item>
          <text:p text:style-name="P60">Interpolation of bias ratio</text:p>
        </text:list-item>
        <text:list-item>
          <text:p text:style-name="P51">with multilevel B-spline interpolation to a 0.<text:span text:style-name="T49">25</text:span>° resolution</text:p>
        </text:list-item>
      </text:list>
      <text:p text:style-name="P52"/>
      <text:list xml:id="list160457873068951" text:continue-numbering="true" text:style-name="L13">
        <text:list-item>
          <text:p text:style-name="P61">Obtention of final <text:span text:style-name="T5">climatologies = mean annual precipitation sums * Bias ratio<text:tab/></text:span><text:tab/><text:tab/></text:p>
        </text:list-item>
      </text:list>
      <text:p text:style-name="P45"/>
      <text:p text:style-name="P36"/>
      <text:p text:style-name="P36"/>
      <text:p text:style-name="P72"><text:tab/>Bioclimatic parameters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4:10:33.353260351</meta:creation-date>
    <dc:date>2018-04-18T16:04:57.338673058</dc:date>
    <meta:editing-duration>PT1H23M11S</meta:editing-duration>
    <meta:editing-cycles>62</meta:editing-cycles>
    <meta:generator>LibreOffice/4.2.8.2$Linux_X86_64 LibreOffice_project/420m0$Build-2</meta:generator>
    <meta:document-statistic meta:table-count="0" meta:image-count="0" meta:object-count="0" meta:page-count="3" meta:paragraph-count="77" meta:word-count="616" meta:character-count="3625" meta:non-whitespace-character-count="2931"/>
  </office:meta>
</office:document-meta>
</file>